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3" table:default-cell-style-name="ce74"/>
        <table:table-column table:style-name="co4" table:number-columns-repeated="7" table:default-cell-style-name="ce74"/>
        <table:table-column table:style-name="co4" table:number-columns-repeated="991" table:default-cell-style-name="Default"/>
        <table:table-row table:style-name="ro1">
          <table:table-cell table:style-name="ce51" table:number-columns-repeated="2"/>
          <table:table-cell table:style-name="ce65" office:value-type="string" calcext:value-type="string">
            <text:p>web</text:p>
          </table:table-cell>
          <table:table-cell table:style-name="ce65" office:value-type="string" calcext:value-type="string">
            <text:p>sie</text:p>
          </table:table-cell>
          <table:table-cell table:style-name="ce65" office:value-type="string" calcext:value-type="string" table:number-columns-spanned="2" table:number-rows-spanned="1">
            <text:p>localisation</text:p>
          </table:table-cell>
          <table:covered-table-cell table:style-name="ce65"/>
          <table:table-cell table:style-name="ce65" office:value-type="string" calcext:value-type="string">
            <text:p>sie</text:p>
          </table:table-cell>
          <table:table-cell table:style-name="ce65" table:number-columns-repeated="3"/>
          <table:table-cell table:style-name="ce65" table:number-columns-spanned="9" table:number-rows-spanned="1"/>
          <table:covered-table-cell table:number-columns-repeated="8" table:style-name="ce65"/>
          <table:table-cell table:style-name="ce65" table:number-columns-spanned="5" table:number-rows-spanned="1"/>
          <table:covered-table-cell table:number-columns-repeated="4" table:style-name="ce65"/>
          <table:table-cell table:style-name="ce65"/>
          <table:table-cell table:style-name="ce65" table:number-columns-spanned="3" table:number-rows-spanned="1"/>
          <table:covered-table-cell table:number-columns-repeated="2" table:style-name="ce65"/>
          <table:table-cell table:style-name="ce65" table:number-columns-spanned="2" table:number-rows-spanned="1"/>
          <table:covered-table-cell table:style-name="ce65"/>
          <table:table-cell table:style-name="ce65" table:number-columns-spanned="3" table:number-rows-spanned="1"/>
          <table:covered-table-cell table:number-columns-repeated="2" table:style-name="ce65"/>
          <table:table-cell table:style-name="ce85" table:number-columns-repeated="40"/>
          <table:table-cell table:style-name="ce95" table:number-columns-repeated="951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3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51"/>
        </table:table-row>
        <table:table-row table:style-name="ro3" table:number-rows-repeated="2">
          <table:table-cell table:style-name="ce59"/>
          <table:table-cell table:style-name="ce64"/>
          <table:table-cell table:style-name="ce67" table:number-columns-repeated="31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1" table:number-columns-repeated="2"/>
          <table:table-cell table:style-name="ce65" table:number-columns-repeated="31"/>
          <table:table-cell table:style-name="ce85" table:number-columns-repeated="40"/>
          <table:table-cell table:style-name="ce95"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8" table:number-columns-repeated="2"/>
          <table:table-cell table:style-name="ce78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71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72" table:number-columns-repeated="2"/>
          <table:table-cell table:style-name="ce71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70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6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70" table:number-columns-repeated="23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57" table:default-cell-style-name="ce74"/>
        <table:table-column table:style-name="co4" table:number-columns-repeated="5" table:default-cell-style-name="ce74"/>
        <table:table-column table:style-name="co4" table:number-columns-repeated="959" table:default-cell-style-name="Default"/>
        <table:table-row table:style-name="ro1">
          <table:table-cell table:style-name="ce51" table:number-columns-repeated="2"/>
          <table:table-cell table:style-name="ce65" office:value-type="string" calcext:value-type="string" table:number-columns-spanned="4" table:number-rows-spanned="1">
            <text:p>Architectures</text:p>
          </table:table-cell>
          <table:covered-table-cell table:number-columns-repeated="3" table:style-name="ce65"/>
          <table:table-cell table:style-name="ce65" office:value-type="string" calcext:value-type="string" table:number-columns-spanned="5" table:number-rows-spanned="1">
            <text:p>Langage</text:p>
          </table:table-cell>
          <table:covered-table-cell table:number-columns-repeated="4" table:style-name="ce65"/>
          <table:table-cell table:style-name="ce65" table:number-columns-spanned="6" table:number-rows-spanned="1"/>
          <table:covered-table-cell table:number-columns-repeated="5" table:style-name="ce65"/>
          <table:table-cell table:style-name="ce65" table:number-columns-spanned="5" table:number-rows-spanned="1"/>
          <table:covered-table-cell table:number-columns-repeated="4" table:style-name="ce65"/>
          <table:table-cell table:style-name="ce65" table:number-columns-spanned="7" table:number-rows-spanned="1"/>
          <table:covered-table-cell table:number-columns-repeated="6" table:style-name="ce65"/>
          <table:table-cell table:style-name="ce65" table:number-columns-spanned="7" table:number-rows-spanned="1"/>
          <table:covered-table-cell table:number-columns-repeated="6" table:style-name="ce65"/>
          <table:table-cell table:style-name="ce65" table:number-columns-spanned="3" table:number-rows-spanned="1"/>
          <table:covered-table-cell table:number-columns-repeated="2" table:style-name="ce65"/>
          <table:table-cell table:style-name="ce65" table:number-columns-spanned="4" table:number-rows-spanned="1"/>
          <table:covered-table-cell table:number-columns-repeated="3" table:style-name="ce65"/>
          <table:table-cell table:style-name="ce65"/>
          <table:table-cell table:style-name="ce65" table:number-columns-spanned="6" table:number-rows-spanned="1"/>
          <table:covered-table-cell table:number-columns-repeated="5" table:style-name="ce65"/>
          <table:table-cell table:style-name="ce65" table:number-columns-spanned="4" table:number-rows-spanned="1"/>
          <table:covered-table-cell table:number-columns-repeated="3" table:style-name="ce65"/>
          <table:table-cell table:style-name="ce65" table:number-columns-spanned="3" table:number-rows-spanned="1"/>
          <table:covered-table-cell table:number-columns-repeated="2" table:style-name="ce65"/>
          <table:table-cell table:style-name="ce65" table:number-columns-repeated="8"/>
          <table:table-cell table:style-name="ce85" table:number-columns-repeated="40"/>
          <table:table-cell table:style-name="ce95" table:number-columns-repeated="919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80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7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80" office:value-type="string" calcext:value-type="string">
            <text:p>Évaluation constructions élémentaires</text:p>
          </table:table-cell>
          <table:table-cell table:style-name="ce77" table:number-columns-repeated="4"/>
          <table:table-cell table:style-name="ce66" table:number-columns-repeated="3"/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9"/>
        </table:table-row>
        <table:table-row table:style-name="ro3">
          <table:table-cell table:style-name="ce59" table:number-columns-repeated="2"/>
          <table:table-cell table:style-name="ce67" table:number-columns-repeated="63"/>
          <table:table-cell table:style-name="ce94" table:number-columns-repeated="40"/>
          <table:table-cell table:style-name="ce96" table:number-columns-repeated="919"/>
        </table:table-row>
        <table:table-row table:style-name="ro3">
          <table:table-cell table:style-name="ce51" table:number-columns-repeated="2"/>
          <table:table-cell table:style-name="ce65" table:number-columns-repeated="63"/>
          <table:table-cell table:style-name="ce85" table:number-columns-repeated="40"/>
          <table:table-cell table:style-name="ce95" table:number-columns-repeated="919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71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72"/>
          <table:table-cell table:style-name="ce71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70" table:number-columns-repeated="4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65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49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70" table:number-columns-repeated="57"/>
          <table:table-cell table:number-columns-repeated="965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4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1" table:number-columns-repeated="2"/>
          <table:table-cell table:style-name="ce65" office:value-type="string" calcext:value-type="string" table:number-columns-spanned="5" table:number-rows-spanned="1">
            <text:p>Langages</text:p>
          </table:table-cell>
          <table:covered-table-cell table:number-columns-repeated="4" table:style-name="ce65"/>
          <table:table-cell table:style-name="ce65" table:number-columns-spanned="4" table:number-rows-spanned="1"/>
          <table:covered-table-cell table:number-columns-repeated="3" table:style-name="ce65"/>
          <table:table-cell table:style-name="ce65" table:number-columns-spanned="2" table:number-rows-spanned="1"/>
          <table:covered-table-cell table:style-name="ce65"/>
          <table:table-cell table:style-name="ce65"/>
          <table:table-cell table:style-name="ce65" table:number-columns-spanned="3" table:number-rows-spanned="1"/>
          <table:covered-table-cell table:number-columns-repeated="2" table:style-name="ce65"/>
          <table:table-cell table:style-name="ce65" table:number-columns-spanned="9" table:number-rows-spanned="1"/>
          <table:covered-table-cell table:number-columns-repeated="8" table:style-name="ce65"/>
          <table:table-cell table:style-name="ce65" table:number-columns-spanned="8" table:number-rows-spanned="1"/>
          <table:covered-table-cell table:number-columns-repeated="7" table:style-name="ce65"/>
          <table:table-cell table:style-name="ce65" table:number-columns-spanned="8" table:number-rows-spanned="1"/>
          <table:covered-table-cell table:number-columns-repeated="7" table:style-name="ce65"/>
          <table:table-cell table:style-name="ce65" table:number-columns-spanned="11" table:number-rows-spanned="1"/>
          <table:covered-table-cell table:number-columns-repeated="10" table:style-name="ce65"/>
          <table:table-cell table:style-name="ce65" table:number-columns-spanned="4" table:number-rows-spanned="1"/>
          <table:covered-table-cell table:number-columns-repeated="3" table:style-name="ce65"/>
          <table:table-cell table:style-name="ce65" table:number-columns-spanned="13" table:number-rows-spanned="1"/>
          <table:covered-table-cell table:number-columns-repeated="12" table:style-name="ce65"/>
          <table:table-cell table:style-name="ce65" table:number-columns-spanned="2" table:number-rows-spanned="1"/>
          <table:covered-table-cell table:style-name="ce65"/>
          <table:table-cell table:style-name="ce65"/>
          <table:table-cell table:style-name="ce65" table:number-columns-spanned="2" table:number-rows-spanned="1"/>
          <table:covered-table-cell table:style-name="ce65"/>
          <table:table-cell table:style-name="ce65" table:number-columns-repeated="4"/>
          <table:table-cell table:style-name="ce85" table:number-columns-repeated="40"/>
          <table:table-cell table:style-name="ce95" table:number-columns-repeated="897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80" office:value-type="string" calcext:value-type="string">
            <text:p>Évaluation POO</text:p>
          </table:table-cell>
          <table:table-cell table:style-name="ce66" table:number-columns-repeated="3"/>
          <table:table-cell table:style-name="ce77" table:number-columns-repeated="7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897"/>
        </table:table-row>
        <table:table-row table:style-name="ro3">
          <table:table-cell table:style-name="ce29" table:number-columns-repeated="2"/>
          <table:table-cell table:style-name="ce31" table:number-columns-repeated="77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1" table:number-columns-repeated="2"/>
          <table:table-cell table:style-name="ce65" table:number-columns-repeated="77"/>
          <table:table-cell table:style-name="ce85" table:number-columns-repeated="40"/>
          <table:table-cell table:style-name="ce95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70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71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70" table:number-columns-repeated="71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72"/>
          <table:table-cell table:style-name="ce71" table:number-columns-repeated="70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70" table:number-columns-repeated="71"/>
          <table:table-cell table:number-columns-repeated="94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1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3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1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1"/>
          <table:table-cell table:number-columns-repeated="94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6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6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1"/>
          <table:table-cell table:number-columns-repeated="94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1"/>
          <table:table-cell table:number-columns-repeated="943"/>
        </table:table-row>
        <table:table-row table:style-name="ro9" table:number-rows-repeated="1048506">
          <table:table-cell table:number-columns-repeated="1016"/>
        </table:table-row>
        <table:table-row table:style-name="ro9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12:25:58.984190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8-18T12:28:00.736073364</dc:date>
    <meta:editing-duration>P200DT6H13M12S</meta:editing-duration>
    <meta:editing-cycles>873</meta:editing-cycles>
    <meta:generator>LibreOffice/6.1.5.2$Linux_X86_64 LibreOffice_project/10$Build-2</meta:generator>
    <meta:document-statistic meta:table-count="3" meta:cell-count="368" meta:object-count="0"/>
  </office:meta>
</office:document-meta>
</file>